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2</text:p>
      <text:p text:style-name="Standard">Today is another big day in Modern SNU development. I began to work on the profiles for staff and companies. Getting the layout for staff right is important, along with users (coming tomorrow) today, I just established a home base for the sites community</text:p>
      <text:p text:style-name="Standard">Today wasn't the most exciting day in development, but some important progress was made</text:p>
      <text:p text:style-name="Standard">Sean Patrick Myrick on February 1st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28:52.674000000</meta:creation-date>
    <dc:date>2019-02-04T12:29:02.158000000</dc:date>
    <meta:editing-duration>PT10S</meta:editing-duration>
    <meta:editing-cycles>1</meta:editing-cycles>
    <meta:document-statistic meta:table-count="0" meta:image-count="0" meta:object-count="0" meta:page-count="1" meta:paragraph-count="4" meta:word-count="71" meta:character-count="408" meta:non-whitespace-character-count="341"/>
    <meta:generator>LibreOffice/6.1.2.1$Windows_X86_64 LibreOffice_project/65905a128db06ba48db947242809d14d3f9a93fe</meta:generator>
  </office:meta>
</office:document-meta>
</file>